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5983b0"/>
    </style:style>
    <style:style style:name="ce5" style:family="table-cell" style:parent-style-name="Default">
      <style:table-cell-properties fo:background-color="#333333"/>
    </style:style>
    <style:style style:name="ce6" style:family="table-cell" style:parent-style-name="Default">
      <style:table-cell-properties fo:background-color="#ff3838"/>
    </style:style>
    <style:style style:name="ce2" style:family="table-cell" style:parent-style-name="Default">
      <style:table-cell-properties fo:background-color="#dee7e5"/>
    </style:style>
    <style:style style:name="ce8" style:family="table-cell" style:parent-style-name="Default" style:data-style-name="N137">
      <style:text-properties fo:color="#c9211e"/>
    </style:style>
    <style:style style:name="ce9" style:family="table-cell" style:parent-style-name="Default" style:data-style-name="N137">
      <style:text-properties fo:color="#ff0000"/>
    </style:style>
    <style:style style:name="ce10" style:family="table-cell" style:parent-style-name="Default" style:data-style-name="N137">
      <style:text-properties fo:color="#000000"/>
    </style:style>
    <style:style style:name="ce3" style:family="table-cell" style:parent-style-name="Default" style:data-style-name="N137"/>
    <style:style style:name="ce12" style:family="table-cell" style:parent-style-name="Default" style:data-style-name="N137">
      <style:table-cell-properties fo:background-color="#333333"/>
    </style:style>
    <style:style style:name="ce13" style:family="table-cell" style:parent-style-name="Default">
      <style:text-properties fo:color="#c9211e"/>
    </style:style>
    <style:style style:name="ce14" style:family="table-cell" style:parent-style-name="Default">
      <style:text-properties fo:color="#ff0000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OTE: left, center, and right of any April Tag are determined by the robots left and right, based on how it ends up facing the Tag to interact with the field element</text:p>
          </table:table-cell>
          <table:table-cell table:number-columns-repeated="6"/>
          <table:table-cell office:value-type="string" calcext:value-type="string">
            <text:p>Branch offset in</text:p>
          </table:table-cell>
          <table:table-cell office:value-type="string" calcext:value-type="string">
            <text:p>Branch offset ft</text:p>
          </table:table-cell>
          <table:table-cell office:value-type="string" calcext:value-type="string">
            <text:p>Branch back ft</text:p>
          </table:table-cell>
          <table:table-cell office:value-type="string" calcext:value-type="string">
            <text:p>Source offset in</text:p>
          </table:table-cell>
          <table:table-cell office:value-type="string" calcext:value-type="string">
            <text:p>Source offset ft</text:p>
          </table:table-cell>
          <table:table-cell office:value-type="string" calcext:value-type="string">
            <text:p>Source back ft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office:value-type="float" office:value="6.47" calcext:value-type="float">
            <text:p>6.47</text:p>
          </table:table-cell>
          <table:table-cell table:formula="of:=[.H2]/12" office:value-type="float" office:value="0.539166666666667" calcext:value-type="float">
            <text:p>0.5391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8.9975" calcext:value-type="float">
            <text:p>18.9975</text:p>
          </table:table-cell>
          <table:table-cell table:formula="of:=[.K2]/12" office:value-type="float" office:value="1.583125" calcext:value-type="float">
            <text:p>1.58312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pril Tag Positions</text:p>
          </table:table-cell>
          <table:table-cell table:number-columns-repeated="9"/>
          <table:table-cell table:style-name="ce2" office:value-type="string" calcext:value-type="string">
            <text:p>Robot Desired Position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1"/>
          <table:table-cell table:style-name="ce1" office:value-type="string" calcext:value-type="string">
            <text:p>Left/center/right</text:p>
          </table:table-cell>
          <table:table-cell table:style-name="ce1"/>
          <table:table-cell table:style-name="ce1" office:value-type="string" calcext:value-type="string">
            <text:p>X inches</text:p>
          </table:table-cell>
          <table:table-cell table:style-name="ce1" office:value-type="string" calcext:value-type="string">
            <text:p>Y inches</text:p>
          </table:table-cell>
          <table:table-cell table:style-name="ce1" office:value-type="string" calcext:value-type="string">
            <text:p>Z rot degrees</text:p>
          </table:table-cell>
          <table:table-cell table:style-name="ce1" office:value-type="string" calcext:value-type="string">
            <text:p>X feet</text:p>
          </table:table-cell>
          <table:table-cell table:style-name="ce1" office:value-type="string" calcext:value-type="string">
            <text:p>Y feet</text:p>
          </table:table-cell>
          <table:table-cell table:style-name="ce1" office:value-type="string" calcext:value-type="string">
            <text:p>z rot radians</text:p>
          </table:table-cell>
          <table:table-cell table:style-name="ce1" office:value-type="string" calcext:value-type="string">
            <text:p>Cos</text:p>
          </table:table-cell>
          <table:table-cell table:style-name="ce1" office:value-type="string" calcext:value-type="string">
            <text:p>Sine</text:p>
          </table:table-cell>
          <table:table-cell table:style-name="ce1" office:value-type="string" calcext:value-type="string">
            <text:p>distance away ft</text:p>
          </table:table-cell>
          <table:table-cell table:style-name="ce1" office:value-type="string" calcext:value-type="string">
            <text:p>Distance side offset feet</text:p>
          </table:table-cell>
          <table:table-cell table:style-name="ce1" office:value-type="string" calcext:value-type="string">
            <text:p>X feet</text:p>
          </table:table-cell>
          <table:table-cell table:style-name="ce1" office:value-type="string" calcext:value-type="string">
            <text:p>Y feet</text:p>
          </table:table-cell>
          <table:table-cell office:value-type="string" calcext:value-type="string">
            <text:p>z rot for mya</text:p>
          </table:table-cell>
          <table:table-cell table:style-name="ce1" office:value-type="string" calcext:value-type="string">
            <text:p>Left/center/right</text:p>
          </table:table-cell>
          <table:table-cell table:style-name="ce1"/>
          <table:table-cell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5]/12" office:value-type="float" office:value="13.3658333333333" calcext:value-type="float">
            <text:p>13.3658333333333</text:p>
          </table:table-cell>
          <table:table-cell table:formula="of:=[.E5]/12" office:value-type="float" office:value="15.5691666666667" calcext:value-type="float">
            <text:p>15.5691666666667</text:p>
          </table:table-cell>
          <table:table-cell table:formula="of:=[.F5]/360*PI()*2" office:value-type="float" office:value="2.0943951023932" calcext:value-type="float">
            <text:p>2.0943951023932</text:p>
          </table:table-cell>
          <table:table-cell table:formula="of:=COS([.I5])" office:value-type="float" office:value="-0.5" calcext:value-type="float">
            <text:p>-0.5</text:p>
          </table:table-cell>
          <table:table-cell table:formula="of:=SIN([.I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table:formula="of:=[.G5]+[.L5]*[.J5]+[.M5]*[.K5]" office:value-type="float" office:value="11.8658333333333" calcext:value-type="float">
            <text:p>11.8658</text:p>
          </table:table-cell>
          <table:table-cell table:style-name="ce8" table:formula="of:=[.H5]+[.L5]*[.K5]+[.M5]*[.J5]" office:value-type="float" office:value="18.16724287802" calcext:value-type="float">
            <text:p>18.1672</text:p>
          </table:table-cell>
          <table:table-cell table:style-name="ce13" table:formula="of:=[.F5]" office:value-type="float" office:value="120" calcext:value-type="float">
            <text:p>120</text:p>
          </table:table-cell>
          <table:table-cell table:style-name="ce13" office:value-type="string" calcext:value-type="string">
            <text:p>Center</text:p>
          </table:table-cell>
          <table:table-cell table:style-name="ce13" office:value-type="string" calcext:value-type="string">
            <text:p>Blue Reef 19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6]/12" office:value-type="float" office:value="13.3658333333333" calcext:value-type="float">
            <text:p>13.3658333333333</text:p>
          </table:table-cell>
          <table:table-cell table:formula="of:=[.E6]/12" office:value-type="float" office:value="15.5691666666667" calcext:value-type="float">
            <text:p>15.5691666666667</text:p>
          </table:table-cell>
          <table:table-cell table:formula="of:=[.F6]/360*PI()*2" office:value-type="float" office:value="2.0943951023932" calcext:value-type="float">
            <text:p>2.0943951023932</text:p>
          </table:table-cell>
          <table:table-cell table:formula="of:=COS([.I6])" office:value-type="float" office:value="-0.5" calcext:value-type="float">
            <text:p>-0.5</text:p>
          </table:table-cell>
          <table:table-cell table:formula="of:=SIN([.I6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style-name="ce8" table:formula="of:=[.G6]+[.L6]*[.J6]+[.M6]*[.K6]" office:value-type="float" office:value="12.3327653635404" calcext:value-type="float">
            <text:p>12.3328</text:p>
          </table:table-cell>
          <table:table-cell table:style-name="ce8" table:formula="of:=[.H6]+[.L6]*[.K6]+[.M6]*[.J6]" office:value-type="float" office:value="17.8976595446867" calcext:value-type="float">
            <text:p>17.8977</text:p>
          </table:table-cell>
          <table:table-cell table:style-name="ce13" table:formula="of:=[.F6]" office:value-type="float" office:value="120" calcext:value-type="float">
            <text:p>120</text:p>
          </table:table-cell>
          <table:table-cell table:style-name="ce13" office:value-type="string" calcext:value-type="string">
            <text:p>Left</text:p>
          </table:table-cell>
          <table:table-cell table:style-name="ce13" office:value-type="string" calcext:value-type="string">
            <text:p>Blue Reef 19</text:p>
          </table:table-cell>
          <table:table-cell office:value-type="string" calcext:value-type="string">
            <text:p>x and y should both increase and decrease</text:p>
          </table:table-cell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7]/12" office:value-type="float" office:value="13.3658333333333" calcext:value-type="float">
            <text:p>13.3658333333333</text:p>
          </table:table-cell>
          <table:table-cell table:formula="of:=[.E7]/12" office:value-type="float" office:value="15.5691666666667" calcext:value-type="float">
            <text:p>15.5691666666667</text:p>
          </table:table-cell>
          <table:table-cell table:formula="of:=[.F7]/360*PI()*2" office:value-type="float" office:value="2.0943951023932" calcext:value-type="float">
            <text:p>2.0943951023932</text:p>
          </table:table-cell>
          <table:table-cell table:formula="of:=COS([.I7])" office:value-type="float" office:value="-0.5" calcext:value-type="float">
            <text:p>-0.5</text:p>
          </table:table-cell>
          <table:table-cell table:formula="of:=SIN([.I7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style-name="ce8" table:formula="of:=[.G7]+[.L7]*[.J7]+[.M7]*[.K7]" office:value-type="float" office:value="11.3989013031262" calcext:value-type="float">
            <text:p>11.3989</text:p>
          </table:table-cell>
          <table:table-cell table:style-name="ce8" table:formula="of:=[.H7]+[.L7]*[.K7]+[.M7]*[.J7]" office:value-type="float" office:value="18.4368262113533" calcext:value-type="float">
            <text:p>18.4368</text:p>
          </table:table-cell>
          <table:table-cell table:style-name="ce13" table:formula="of:=[.F7]" office:value-type="float" office:value="120" calcext:value-type="float">
            <text:p>120</text:p>
          </table:table-cell>
          <table:table-cell table:style-name="ce13" office:value-type="string" calcext:value-type="string">
            <text:p>Right</text:p>
          </table:table-cell>
          <table:table-cell table:style-name="ce13" office:value-type="string" calcext:value-type="string">
            <text:p>Blue Reef 19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8]/12" office:value-type="float" office:value="16.0916666666667" calcext:value-type="float">
            <text:p>16.0916666666667</text:p>
          </table:table-cell>
          <table:table-cell table:formula="of:=[.E8]/12" office:value-type="float" office:value="15.5691666666667" calcext:value-type="float">
            <text:p>15.5691666666667</text:p>
          </table:table-cell>
          <table:table-cell table:formula="of:=[.F8]/360*PI()*2" office:value-type="float" office:value="1.0471975511966" calcext:value-type="float">
            <text:p>1.0471975511966</text:p>
          </table:table-cell>
          <table:table-cell table:formula="of:=COS([.I8])" office:value-type="float" office:value="0.5" calcext:value-type="float">
            <text:p>0.5</text:p>
          </table:table-cell>
          <table:table-cell table:formula="of:=SIN([.I8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table:formula="of:=[.G8]+[.L8]*[.J8]+[.M8]*[.K8]" office:value-type="float" office:value="17.5916666666667" calcext:value-type="float">
            <text:p>17.5917</text:p>
          </table:table-cell>
          <table:table-cell table:style-name="ce9" table:formula="of:=[.H8]+[.L8]*[.K8]+[.M8]*[.J8]" office:value-type="float" office:value="18.16724287802" calcext:value-type="float">
            <text:p>18.1672</text:p>
          </table:table-cell>
          <table:table-cell table:style-name="ce14" table:formula="of:=[.F8]" office:value-type="float" office:value="60" calcext:value-type="float">
            <text:p>60</text:p>
          </table:table-cell>
          <table:table-cell table:style-name="ce14" office:value-type="string" calcext:value-type="string">
            <text:p>Center</text:p>
          </table:table-cell>
          <table:table-cell table:style-name="ce14" office:value-type="string" calcext:value-type="string">
            <text:p>Blue Reef 20</text:p>
          </table:table-cell>
          <table:table-cell office:value-type="string" calcext:value-type="string">
            <text:p>x and y should not both inc and dec, should be opp</text:p>
          </table:table-cell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9]/12" office:value-type="float" office:value="16.0916666666667" calcext:value-type="float">
            <text:p>16.0916666666667</text:p>
          </table:table-cell>
          <table:table-cell table:formula="of:=[.E9]/12" office:value-type="float" office:value="15.5691666666667" calcext:value-type="float">
            <text:p>15.5691666666667</text:p>
          </table:table-cell>
          <table:table-cell table:formula="of:=[.F9]/360*PI()*2" office:value-type="float" office:value="1.0471975511966" calcext:value-type="float">
            <text:p>1.0471975511966</text:p>
          </table:table-cell>
          <table:table-cell table:formula="of:=COS([.I9])" office:value-type="float" office:value="0.5" calcext:value-type="float">
            <text:p>0.5</text:p>
          </table:table-cell>
          <table:table-cell table:formula="of:=SIN([.I9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style-name="ce9" table:formula="of:=[.G9]+[.L9]*[.J9]+[.M9]*[.K9]" office:value-type="float" office:value="18.0585986968738" calcext:value-type="float">
            <text:p>18.0586</text:p>
          </table:table-cell>
          <table:table-cell table:style-name="ce9" table:formula="of:=[.H9]+[.L9]*[.K9]+[.M9]*[.J9]" office:value-type="float" office:value="18.4368262113533" calcext:value-type="float">
            <text:p>18.4368</text:p>
          </table:table-cell>
          <table:table-cell table:style-name="ce14" table:formula="of:=[.F9]" office:value-type="float" office:value="60" calcext:value-type="float">
            <text:p>60</text:p>
          </table:table-cell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Blue Reef 20</text:p>
          </table:table-cell>
          <table:table-cell office:value-type="string" calcext:value-type="string">
            <text:p>x should inc, y should dec</text:p>
          </table:table-cell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10]/12" office:value-type="float" office:value="16.0916666666667" calcext:value-type="float">
            <text:p>16.0916666666667</text:p>
          </table:table-cell>
          <table:table-cell table:formula="of:=[.E10]/12" office:value-type="float" office:value="15.5691666666667" calcext:value-type="float">
            <text:p>15.5691666666667</text:p>
          </table:table-cell>
          <table:table-cell table:formula="of:=[.F10]/360*PI()*2" office:value-type="float" office:value="1.0471975511966" calcext:value-type="float">
            <text:p>1.0471975511966</text:p>
          </table:table-cell>
          <table:table-cell table:formula="of:=COS([.I10])" office:value-type="float" office:value="0.5" calcext:value-type="float">
            <text:p>0.5</text:p>
          </table:table-cell>
          <table:table-cell table:formula="of:=SIN([.I10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style-name="ce9" table:formula="of:=[.G10]+[.L10]*[.J10]+[.M10]*[.K10]" office:value-type="float" office:value="17.1247346364596" calcext:value-type="float">
            <text:p>17.1247</text:p>
          </table:table-cell>
          <table:table-cell table:style-name="ce9" table:formula="of:=[.H10]+[.L10]*[.K10]+[.M10]*[.J10]" office:value-type="float" office:value="17.8976595446867" calcext:value-type="float">
            <text:p>17.8977</text:p>
          </table:table-cell>
          <table:table-cell table:style-name="ce14" table:formula="of:=[.F10]" office:value-type="float" office:value="60" calcext:value-type="float">
            <text:p>60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string" calcext:value-type="string">
            <text:p>Blue Reef 20</text:p>
          </table:table-cell>
          <table:table-cell office:value-type="string" calcext:value-type="string">
            <text:p>x should dec, x should inc</text:p>
          </table:table-cell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1]/12" office:value-type="float" office:value="17.4575" calcext:value-type="float">
            <text:p>17.4575</text:p>
          </table:table-cell>
          <table:table-cell table:formula="of:=[.E11]/12" office:value-type="float" office:value="13.2083333333333" calcext:value-type="float">
            <text:p>13.2083333333333</text:p>
          </table:table-cell>
          <table:table-cell table:formula="of:=[.F11]/360*PI()*2" office:value-type="float" office:value="0" calcext:value-type="float">
            <text:p>0</text:p>
          </table:table-cell>
          <table:table-cell table:formula="of:=COS([.I11])" office:value-type="float" office:value="1" calcext:value-type="float">
            <text:p>1</text:p>
          </table:table-cell>
          <table:table-cell table:formula="of:=SIN([.I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table:formula="of:=[.G11]+[.L11]*[.J11]+[.M11]*[.K11]" office:value-type="float" office:value="20.4575" calcext:value-type="float">
            <text:p>20.4575</text:p>
          </table:table-cell>
          <table:table-cell table:style-name="ce9" table:formula="of:=[.H11]+[.L11]*[.K11]+[.M11]*[.J11]" office:value-type="float" office:value="13.2083333333333" calcext:value-type="float">
            <text:p>13.2083</text:p>
          </table:table-cell>
          <table:table-cell table:style-name="ce14" table:formula="of:=[.F11]" office:value-type="float" office:value="0" calcext:value-type="float">
            <text:p>0</text:p>
          </table:table-cell>
          <table:table-cell table:style-name="ce14" office:value-type="string" calcext:value-type="string">
            <text:p>Center</text:p>
          </table:table-cell>
          <table:table-cell table:style-name="ce14" office:value-type="string" calcext:value-type="string">
            <text:p>Blue Reef 21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2]/12" office:value-type="float" office:value="17.4575" calcext:value-type="float">
            <text:p>17.4575</text:p>
          </table:table-cell>
          <table:table-cell table:formula="of:=[.E12]/12" office:value-type="float" office:value="13.2083333333333" calcext:value-type="float">
            <text:p>13.2083333333333</text:p>
          </table:table-cell>
          <table:table-cell table:formula="of:=[.F12]/360*PI()*2" office:value-type="float" office:value="0" calcext:value-type="float">
            <text:p>0</text:p>
          </table:table-cell>
          <table:table-cell table:formula="of:=COS([.I12])" office:value-type="float" office:value="1" calcext:value-type="float">
            <text:p>1</text:p>
          </table:table-cell>
          <table:table-cell table:formula="of:=SIN([.I1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style-name="ce9" table:formula="of:=[.G12]+[.L12]*[.J12]+[.M12]*[.K12]" office:value-type="float" office:value="20.4575" calcext:value-type="float">
            <text:p>20.4575</text:p>
          </table:table-cell>
          <table:table-cell table:style-name="ce9" table:formula="of:=[.H12]+[.L12]*[.K12]+[.M12]*[.J12]" office:value-type="float" office:value="13.7475" calcext:value-type="float">
            <text:p>13.7475</text:p>
          </table:table-cell>
          <table:table-cell table:style-name="ce14" table:formula="of:=[.F12]" office:value-type="float" office:value="0" calcext:value-type="float">
            <text:p>0</text:p>
          </table:table-cell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Blue Reef 21</text:p>
          </table:table-cell>
          <table:table-cell office:value-type="string" calcext:value-type="string">
            <text:p>Y should decrease when going “left” by robot orientation</text:p>
          </table:table-cell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3]/12" office:value-type="float" office:value="17.4575" calcext:value-type="float">
            <text:p>17.4575</text:p>
          </table:table-cell>
          <table:table-cell table:formula="of:=[.E13]/12" office:value-type="float" office:value="13.2083333333333" calcext:value-type="float">
            <text:p>13.2083333333333</text:p>
          </table:table-cell>
          <table:table-cell table:formula="of:=[.F13]/360*PI()*2" office:value-type="float" office:value="0" calcext:value-type="float">
            <text:p>0</text:p>
          </table:table-cell>
          <table:table-cell table:formula="of:=COS([.I13])" office:value-type="float" office:value="1" calcext:value-type="float">
            <text:p>1</text:p>
          </table:table-cell>
          <table:table-cell table:formula="of:=SIN([.I1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style-name="ce9" table:formula="of:=[.G13]+[.L13]*[.J13]+[.M13]*[.K13]" office:value-type="float" office:value="20.4575" calcext:value-type="float">
            <text:p>20.4575</text:p>
          </table:table-cell>
          <table:table-cell table:style-name="ce9" table:formula="of:=[.H13]+[.L13]*[.K13]+[.M13]*[.J13]" office:value-type="float" office:value="12.6691666666667" calcext:value-type="float">
            <text:p>12.6692</text:p>
          </table:table-cell>
          <table:table-cell table:style-name="ce14" table:formula="of:=[.F13]" office:value-type="float" office:value="0" calcext:value-type="float">
            <text:p>0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string" calcext:value-type="string">
            <text:p>Blue Reef 21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4]/12" office:value-type="float" office:value="16.0916666666667" calcext:value-type="float">
            <text:p>16.0916666666667</text:p>
          </table:table-cell>
          <table:table-cell table:formula="of:=[.E14]/12" office:value-type="float" office:value="10.8475" calcext:value-type="float">
            <text:p>10.8475</text:p>
          </table:table-cell>
          <table:table-cell table:formula="of:=[.F14]/360*PI()*2" office:value-type="float" office:value="5.23598775598299" calcext:value-type="float">
            <text:p>5.23598775598299</text:p>
          </table:table-cell>
          <table:table-cell table:formula="of:=COS([.I14])" office:value-type="float" office:value="0.5" calcext:value-type="float">
            <text:p>0.5</text:p>
          </table:table-cell>
          <table:table-cell table:formula="of:=SIN([.I14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table:formula="of:=[.G14]+[.L14]*[.J14]+[.M14]*[.K14]" office:value-type="float" office:value="17.5916666666667" calcext:value-type="float">
            <text:p>17.5917</text:p>
          </table:table-cell>
          <table:table-cell table:style-name="ce9" table:formula="of:=[.H14]+[.L14]*[.K14]+[.M14]*[.J14]" office:value-type="float" office:value="8.24942378864668" calcext:value-type="float">
            <text:p>8.2494</text:p>
          </table:table-cell>
          <table:table-cell table:style-name="ce14" table:formula="of:=[.F14]" office:value-type="float" office:value="300" calcext:value-type="float">
            <text:p>300</text:p>
          </table:table-cell>
          <table:table-cell table:style-name="ce14" office:value-type="string" calcext:value-type="string">
            <text:p>Center</text:p>
          </table:table-cell>
          <table:table-cell table:style-name="ce14" office:value-type="string" calcext:value-type="string">
            <text:p>Blue Reef 22</text:p>
          </table:table-cell>
          <table:table-cell office:value-type="string" calcext:value-type="string">
            <text:p>should both increase or decrease</text:p>
          </table:table-cell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5]/12" office:value-type="float" office:value="16.0916666666667" calcext:value-type="float">
            <text:p>16.0916666666667</text:p>
          </table:table-cell>
          <table:table-cell table:formula="of:=[.E15]/12" office:value-type="float" office:value="10.8475" calcext:value-type="float">
            <text:p>10.8475</text:p>
          </table:table-cell>
          <table:table-cell table:formula="of:=[.F15]/360*PI()*2" office:value-type="float" office:value="5.23598775598299" calcext:value-type="float">
            <text:p>5.23598775598299</text:p>
          </table:table-cell>
          <table:table-cell table:formula="of:=COS([.I15])" office:value-type="float" office:value="0.5" calcext:value-type="float">
            <text:p>0.5</text:p>
          </table:table-cell>
          <table:table-cell table:formula="of:=SIN([.I15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style-name="ce9" table:formula="of:=[.G15]+[.L15]*[.J15]+[.M15]*[.K15]" office:value-type="float" office:value="17.1247346364596" calcext:value-type="float">
            <text:p>17.1247</text:p>
          </table:table-cell>
          <table:table-cell table:style-name="ce9" table:formula="of:=[.H15]+[.L15]*[.K15]+[.M15]*[.J15]" office:value-type="float" office:value="8.51900712198002" calcext:value-type="float">
            <text:p>8.5190</text:p>
          </table:table-cell>
          <table:table-cell table:style-name="ce14" table:formula="of:=[.F15]" office:value-type="float" office:value="300" calcext:value-type="float">
            <text:p>300</text:p>
          </table:table-cell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Blue Reef 22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6]/12" office:value-type="float" office:value="16.0916666666667" calcext:value-type="float">
            <text:p>16.0916666666667</text:p>
          </table:table-cell>
          <table:table-cell table:formula="of:=[.E16]/12" office:value-type="float" office:value="10.8475" calcext:value-type="float">
            <text:p>10.8475</text:p>
          </table:table-cell>
          <table:table-cell table:formula="of:=[.F16]/360*PI()*2" office:value-type="float" office:value="5.23598775598299" calcext:value-type="float">
            <text:p>5.23598775598299</text:p>
          </table:table-cell>
          <table:table-cell table:formula="of:=COS([.I16])" office:value-type="float" office:value="0.5" calcext:value-type="float">
            <text:p>0.5</text:p>
          </table:table-cell>
          <table:table-cell table:formula="of:=SIN([.I16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style-name="ce9" table:formula="of:=[.G16]+[.L16]*[.J16]+[.M16]*[.K16]" office:value-type="float" office:value="18.0585986968738" calcext:value-type="float">
            <text:p>18.0586</text:p>
          </table:table-cell>
          <table:table-cell table:style-name="ce9" table:formula="of:=[.H16]+[.L16]*[.K16]+[.M16]*[.J16]" office:value-type="float" office:value="7.97984045531335" calcext:value-type="float">
            <text:p>7.9798</text:p>
          </table:table-cell>
          <table:table-cell table:style-name="ce14" table:formula="of:=[.F16]" office:value-type="float" office:value="300" calcext:value-type="float">
            <text:p>300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string" calcext:value-type="string">
            <text:p>Blue Reef 22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7]/12" office:value-type="float" office:value="13.3658333333333" calcext:value-type="float">
            <text:p>13.3658333333333</text:p>
          </table:table-cell>
          <table:table-cell table:formula="of:=[.E17]/12" office:value-type="float" office:value="10.8475" calcext:value-type="float">
            <text:p>10.8475</text:p>
          </table:table-cell>
          <table:table-cell table:formula="of:=[.F17]/360*PI()*2" office:value-type="float" office:value="4.18879020478639" calcext:value-type="float">
            <text:p>4.18879020478639</text:p>
          </table:table-cell>
          <table:table-cell table:formula="of:=COS([.I17])" office:value-type="float" office:value="-0.5" calcext:value-type="float">
            <text:p>-0.5</text:p>
          </table:table-cell>
          <table:table-cell table:formula="of:=SIN([.I17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table:formula="of:=[.G17]+[.L17]*[.J17]+[.M17]*[.K17]" office:value-type="float" office:value="11.8658333333333" calcext:value-type="float">
            <text:p>11.8658</text:p>
          </table:table-cell>
          <table:table-cell table:style-name="ce9" table:formula="of:=[.H17]+[.L17]*[.K17]+[.M17]*[.J17]" office:value-type="float" office:value="8.24942378864668" calcext:value-type="float">
            <text:p>8.2494</text:p>
          </table:table-cell>
          <table:table-cell table:style-name="ce14" table:formula="of:=[.F17]" office:value-type="float" office:value="240" calcext:value-type="float">
            <text:p>240</text:p>
          </table:table-cell>
          <table:table-cell table:style-name="ce14" office:value-type="string" calcext:value-type="string">
            <text:p>Center</text:p>
          </table:table-cell>
          <table:table-cell table:style-name="ce14" office:value-type="string" calcext:value-type="string">
            <text:p>Blue Reef 17</text:p>
          </table:table-cell>
          <table:table-cell office:value-type="string" calcext:value-type="string">
            <text:p>should both increase or decrease</text:p>
          </table:table-cell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8]/12" office:value-type="float" office:value="13.3658333333333" calcext:value-type="float">
            <text:p>13.3658333333333</text:p>
          </table:table-cell>
          <table:table-cell table:formula="of:=[.E18]/12" office:value-type="float" office:value="10.8475" calcext:value-type="float">
            <text:p>10.8475</text:p>
          </table:table-cell>
          <table:table-cell table:formula="of:=[.F18]/360*PI()*2" office:value-type="float" office:value="4.18879020478639" calcext:value-type="float">
            <text:p>4.18879020478639</text:p>
          </table:table-cell>
          <table:table-cell table:formula="of:=COS([.I18])" office:value-type="float" office:value="-0.5" calcext:value-type="float">
            <text:p>-0.5</text:p>
          </table:table-cell>
          <table:table-cell table:formula="of:=SIN([.I18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style-name="ce9" table:formula="of:=[.G18]+[.L18]*[.J18]+[.M18]*[.K18]" office:value-type="float" office:value="11.3989013031262" calcext:value-type="float">
            <text:p>11.3989</text:p>
          </table:table-cell>
          <table:table-cell table:style-name="ce9" table:formula="of:=[.H18]+[.L18]*[.K18]+[.M18]*[.J18]" office:value-type="float" office:value="7.97984045531335" calcext:value-type="float">
            <text:p>7.9798</text:p>
          </table:table-cell>
          <table:table-cell table:style-name="ce14" table:formula="of:=[.F18]" office:value-type="float" office:value="240" calcext:value-type="float">
            <text:p>240</text:p>
          </table:table-cell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Blue Reef 17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9]/12" office:value-type="float" office:value="13.3658333333333" calcext:value-type="float">
            <text:p>13.3658333333333</text:p>
          </table:table-cell>
          <table:table-cell table:formula="of:=[.E19]/12" office:value-type="float" office:value="10.8475" calcext:value-type="float">
            <text:p>10.8475</text:p>
          </table:table-cell>
          <table:table-cell table:formula="of:=[.F19]/360*PI()*2" office:value-type="float" office:value="4.18879020478639" calcext:value-type="float">
            <text:p>4.18879020478639</text:p>
          </table:table-cell>
          <table:table-cell table:formula="of:=COS([.I19])" office:value-type="float" office:value="-0.5" calcext:value-type="float">
            <text:p>-0.5</text:p>
          </table:table-cell>
          <table:table-cell table:formula="of:=SIN([.I19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style-name="ce9" table:formula="of:=[.G19]+[.L19]*[.J19]+[.M19]*[.K19]" office:value-type="float" office:value="12.3327653635404" calcext:value-type="float">
            <text:p>12.3328</text:p>
          </table:table-cell>
          <table:table-cell table:style-name="ce9" table:formula="of:=[.H19]+[.L19]*[.K19]+[.M19]*[.J19]" office:value-type="float" office:value="8.51900712198002" calcext:value-type="float">
            <text:p>8.5190</text:p>
          </table:table-cell>
          <table:table-cell table:style-name="ce14" table:formula="of:=[.F19]" office:value-type="float" office:value="240" calcext:value-type="float">
            <text:p>240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string" calcext:value-type="string">
            <text:p>Blue Reef 17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20]/12" office:value-type="float" office:value="12" calcext:value-type="float">
            <text:p>12</text:p>
          </table:table-cell>
          <table:table-cell table:formula="of:=[.E20]/12" office:value-type="float" office:value="13.2083333333333" calcext:value-type="float">
            <text:p>13.2083333333333</text:p>
          </table:table-cell>
          <table:table-cell table:formula="of:=[.F20]/360*PI()*2" office:value-type="float" office:value="3.14159265358979" calcext:value-type="float">
            <text:p>3.14159265358979</text:p>
          </table:table-cell>
          <table:table-cell table:formula="of:=COS([.I20])" office:value-type="float" office:value="-1" calcext:value-type="float">
            <text:p>-1</text:p>
          </table:table-cell>
          <table:table-cell table:formula="of:=SIN([.I20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table:formula="of:=[.G20]+[.L20]*[.J20]+[.M20]*[.K20]" office:value-type="float" office:value="9" calcext:value-type="float">
            <text:p>9.0000</text:p>
          </table:table-cell>
          <table:table-cell table:style-name="ce10" table:formula="of:=[.H20]+[.L20]*[.K20]+[.M20]*[.J20]" office:value-type="float" office:value="13.2083333333333" calcext:value-type="float">
            <text:p>13.2083</text:p>
          </table:table-cell>
          <table:table-cell table:style-name="ce15" table:formula="of:=[.F20]" office:value-type="float" office:value="180" calcext:value-type="float">
            <text:p>180</text:p>
          </table:table-cell>
          <table:table-cell table:style-name="ce15" office:value-type="string" calcext:value-type="string">
            <text:p>Center</text:p>
          </table:table-cell>
          <table:table-cell table:style-name="ce15" office:value-type="string" calcext:value-type="string">
            <text:p>Blue Reef 18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21]/12" office:value-type="float" office:value="12" calcext:value-type="float">
            <text:p>12</text:p>
          </table:table-cell>
          <table:table-cell table:formula="of:=[.E21]/12" office:value-type="float" office:value="13.2083333333333" calcext:value-type="float">
            <text:p>13.2083333333333</text:p>
          </table:table-cell>
          <table:table-cell table:formula="of:=[.F21]/360*PI()*2" office:value-type="float" office:value="3.14159265358979" calcext:value-type="float">
            <text:p>3.14159265358979</text:p>
          </table:table-cell>
          <table:table-cell table:formula="of:=COS([.I21])" office:value-type="float" office:value="-1" calcext:value-type="float">
            <text:p>-1</text:p>
          </table:table-cell>
          <table:table-cell table:formula="of:=SIN([.I21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style-name="ce10" table:formula="of:=[.G21]+[.L21]*[.J21]+[.M21]*[.K21]" office:value-type="float" office:value="9" calcext:value-type="float">
            <text:p>9.0000</text:p>
          </table:table-cell>
          <table:table-cell table:style-name="ce10" table:formula="of:=[.H21]+[.L21]*[.K21]+[.M21]*[.J21]" office:value-type="float" office:value="12.6691666666667" calcext:value-type="float">
            <text:p>12.6692</text:p>
          </table:table-cell>
          <table:table-cell table:style-name="ce15" table:formula="of:=[.F21]" office:value-type="float" office:value="180" calcext:value-type="float">
            <text:p>180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string" calcext:value-type="string">
            <text:p>Blue Reef 18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22]/12" office:value-type="float" office:value="12" calcext:value-type="float">
            <text:p>12</text:p>
          </table:table-cell>
          <table:table-cell table:formula="of:=[.E22]/12" office:value-type="float" office:value="13.2083333333333" calcext:value-type="float">
            <text:p>13.2083333333333</text:p>
          </table:table-cell>
          <table:table-cell table:formula="of:=[.F22]/360*PI()*2" office:value-type="float" office:value="3.14159265358979" calcext:value-type="float">
            <text:p>3.14159265358979</text:p>
          </table:table-cell>
          <table:table-cell table:formula="of:=COS([.I22])" office:value-type="float" office:value="-1" calcext:value-type="float">
            <text:p>-1</text:p>
          </table:table-cell>
          <table:table-cell table:formula="of:=SIN([.I22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style-name="ce10" table:formula="of:=[.G22]+[.L22]*[.J22]+[.M22]*[.K22]" office:value-type="float" office:value="9" calcext:value-type="float">
            <text:p>9.0000</text:p>
          </table:table-cell>
          <table:table-cell table:style-name="ce10" table:formula="of:=[.H22]+[.L22]*[.K22]+[.M22]*[.J22]" office:value-type="float" office:value="13.7475" calcext:value-type="float">
            <text:p>13.7475</text:p>
          </table:table-cell>
          <table:table-cell table:style-name="ce15" table:formula="of:=[.F22]" office:value-type="float" office:value="180" calcext:value-type="float">
            <text:p>180</text:p>
          </table:table-cell>
          <table:table-cell table:style-name="ce15" office:value-type="string" calcext:value-type="string">
            <text:p>Right</text:p>
          </table:table-cell>
          <table:table-cell table:style-name="ce15" office:value-type="string" calcext:value-type="string">
            <text:p>Blue Reef 18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23]/12" office:value-type="float" office:value="2.7925" calcext:value-type="float">
            <text:p>2.7925</text:p>
          </table:table-cell>
          <table:table-cell table:formula="of:=[.E23]/12" office:value-type="float" office:value="2.15" calcext:value-type="float">
            <text:p>2.15</text:p>
          </table:table-cell>
          <table:table-cell table:formula="of:=[.F23]/360*PI()*2" office:value-type="float" office:value="0.942477796076938" calcext:value-type="float">
            <text:p>0.942477796076938</text:p>
          </table:table-cell>
          <table:table-cell table:formula="of:=COS([.I23])" office:value-type="float" office:value="0.587785252292473" calcext:value-type="float">
            <text:p>0.587785252292473</text:p>
          </table:table-cell>
          <table:table-cell table:formula="of:=SIN([.I23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23]+[.L23]*[.J23]+[.M23]*[.K23]" office:value-type="float" office:value="4.55585575687742" calcext:value-type="float">
            <text:p>4.5559</text:p>
          </table:table-cell>
          <table:table-cell table:formula="of:=[.H23]+[.L23]*[.K23]+[.M23]*[.J23]" office:value-type="float" office:value="4.57705098312484" calcext:value-type="float">
            <text:p>4.5771</text:p>
          </table:table-cell>
          <table:table-cell table:formula="of:=[.F23]" office:value-type="float" office:value="54" calcext:value-type="float">
            <text:p>54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lue Feeder 12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24]/12" office:value-type="float" office:value="2.7925" calcext:value-type="float">
            <text:p>2.7925</text:p>
          </table:table-cell>
          <table:table-cell table:formula="of:=[.E24]/12" office:value-type="float" office:value="2.15" calcext:value-type="float">
            <text:p>2.15</text:p>
          </table:table-cell>
          <table:table-cell table:formula="of:=[.F24]/360*PI()*2" office:value-type="float" office:value="0.942477796076938" calcext:value-type="float">
            <text:p>0.942477796076938</text:p>
          </table:table-cell>
          <table:table-cell table:formula="of:=COS([.I24])" office:value-type="float" office:value="0.587785252292473" calcext:value-type="float">
            <text:p>0.587785252292473</text:p>
          </table:table-cell>
          <table:table-cell table:formula="of:=SIN([.I24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[.L2]" office:value-type="float" office:value="1.583125" calcext:value-type="float">
            <text:p>1.583125</text:p>
          </table:table-cell>
          <table:table-cell table:formula="of:=[.G24]+[.L24]*[.J24]+[.M24]*[.K24]" office:value-type="float" office:value="5.83663078609726" calcext:value-type="float">
            <text:p>5.8366</text:p>
          </table:table-cell>
          <table:table-cell table:formula="of:=[.H24]+[.L24]*[.K24]+[.M24]*[.J24]" office:value-type="float" office:value="5.50758851066036" calcext:value-type="float">
            <text:p>5.5076</text:p>
          </table:table-cell>
          <table:table-cell table:formula="of:=[.F24]" office:value-type="float" office:value="54" calcext:value-type="float">
            <text:p>5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lue Feeder 12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25]/12" office:value-type="float" office:value="2.7925" calcext:value-type="float">
            <text:p>2.7925</text:p>
          </table:table-cell>
          <table:table-cell table:formula="of:=[.E25]/12" office:value-type="float" office:value="2.15" calcext:value-type="float">
            <text:p>2.15</text:p>
          </table:table-cell>
          <table:table-cell table:formula="of:=[.F25]/360*PI()*2" office:value-type="float" office:value="0.942477796076938" calcext:value-type="float">
            <text:p>0.942477796076938</text:p>
          </table:table-cell>
          <table:table-cell table:formula="of:=COS([.I25])" office:value-type="float" office:value="0.587785252292473" calcext:value-type="float">
            <text:p>0.587785252292473</text:p>
          </table:table-cell>
          <table:table-cell table:formula="of:=SIN([.I25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-([.L2])" office:value-type="float" office:value="-1.583125" calcext:value-type="float">
            <text:p>-1.583125</text:p>
          </table:table-cell>
          <table:table-cell table:formula="of:=[.G25]+[.L25]*[.J25]+[.M25]*[.K25]" office:value-type="float" office:value="3.27508072765758" calcext:value-type="float">
            <text:p>3.2751</text:p>
          </table:table-cell>
          <table:table-cell table:formula="of:=[.H25]+[.L25]*[.K25]+[.M25]*[.J25]" office:value-type="float" office:value="3.64651345558932" calcext:value-type="float">
            <text:p>3.6465</text:p>
          </table:table-cell>
          <table:table-cell table:formula="of:=[.F25]" office:value-type="float" office:value="54" calcext:value-type="float">
            <text:p>5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lue Feeder 12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26]/12" office:value-type="float" office:value="2.7925" calcext:value-type="float">
            <text:p>2.7925</text:p>
          </table:table-cell>
          <table:table-cell table:formula="of:=[.E26]/12" office:value-type="float" office:value="24.2666666666667" calcext:value-type="float">
            <text:p>24.2666666666667</text:p>
          </table:table-cell>
          <table:table-cell table:formula="of:=[.F26]/360*PI()*2" office:value-type="float" office:value="5.34070751110265" calcext:value-type="float">
            <text:p>5.34070751110265</text:p>
          </table:table-cell>
          <table:table-cell table:formula="of:=COS([.I26])" office:value-type="float" office:value="0.587785252292473" calcext:value-type="float">
            <text:p>0.587785252292473</text:p>
          </table:table-cell>
          <table:table-cell table:formula="of:=SIN([.I26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26]+[.L26]*[.J26]+[.M26]*[.K26]" office:value-type="float" office:value="4.55585575687742" calcext:value-type="float">
            <text:p>4.5559</text:p>
          </table:table-cell>
          <table:table-cell table:formula="of:=[.H26]+[.L26]*[.K26]+[.M26]*[.J26]" office:value-type="float" office:value="21.8396156835418" calcext:value-type="float">
            <text:p>21.8396</text:p>
          </table:table-cell>
          <table:table-cell table:formula="of:=[.F26]" office:value-type="float" office:value="306" calcext:value-type="float">
            <text:p>30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lue Feeder 13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27]/12" office:value-type="float" office:value="2.7925" calcext:value-type="float">
            <text:p>2.7925</text:p>
          </table:table-cell>
          <table:table-cell table:formula="of:=[.E27]/12" office:value-type="float" office:value="24.2666666666667" calcext:value-type="float">
            <text:p>24.2666666666667</text:p>
          </table:table-cell>
          <table:table-cell table:formula="of:=[.F27]/360*PI()*2" office:value-type="float" office:value="5.34070751110265" calcext:value-type="float">
            <text:p>5.34070751110265</text:p>
          </table:table-cell>
          <table:table-cell table:formula="of:=COS([.I27])" office:value-type="float" office:value="0.587785252292473" calcext:value-type="float">
            <text:p>0.587785252292473</text:p>
          </table:table-cell>
          <table:table-cell table:formula="of:=SIN([.I27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table:formula="of:=[.L2]" office:value-type="float" office:value="1.583125" calcext:value-type="float">
            <text:p>1.583125</text:p>
          </table:table-cell>
          <table:table-cell table:formula="of:=[.G27]+[.L27]*[.J27]+[.M27]*[.K27]" office:value-type="float" office:value="3.27508072765758" calcext:value-type="float">
            <text:p>3.2751</text:p>
          </table:table-cell>
          <table:table-cell table:formula="of:=[.H27]+[.L27]*[.K27]+[.M27]*[.J27]" office:value-type="float" office:value="22.7701532110773" calcext:value-type="float">
            <text:p>22.7702</text:p>
          </table:table-cell>
          <table:table-cell table:formula="of:=[.F27]" office:value-type="float" office:value="306" calcext:value-type="float">
            <text:p>30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lue Feeder 13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28]/12" office:value-type="float" office:value="2.7925" calcext:value-type="float">
            <text:p>2.7925</text:p>
          </table:table-cell>
          <table:table-cell table:formula="of:=[.E28]/12" office:value-type="float" office:value="24.2666666666667" calcext:value-type="float">
            <text:p>24.2666666666667</text:p>
          </table:table-cell>
          <table:table-cell table:formula="of:=[.F28]/360*PI()*2" office:value-type="float" office:value="5.34070751110265" calcext:value-type="float">
            <text:p>5.34070751110265</text:p>
          </table:table-cell>
          <table:table-cell table:formula="of:=COS([.I28])" office:value-type="float" office:value="0.587785252292473" calcext:value-type="float">
            <text:p>0.587785252292473</text:p>
          </table:table-cell>
          <table:table-cell table:formula="of:=SIN([.I28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table:formula="of:=-([.L2])" office:value-type="float" office:value="-1.583125" calcext:value-type="float">
            <text:p>-1.583125</text:p>
          </table:table-cell>
          <table:table-cell table:formula="of:=[.G28]+[.L28]*[.J28]+[.M28]*[.K28]" office:value-type="float" office:value="5.83663078609726" calcext:value-type="float">
            <text:p>5.8366</text:p>
          </table:table-cell>
          <table:table-cell table:formula="of:=[.H28]+[.L28]*[.K28]+[.M28]*[.J28]" office:value-type="float" office:value="20.9090781560063" calcext:value-type="float">
            <text:p>20.9091</text:p>
          </table:table-cell>
          <table:table-cell table:formula="of:=[.F28]" office:value-type="float" office:value="306" calcext:value-type="float">
            <text:p>30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lue Feeder 13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Cage 14</text:p>
          </table:table-cell>
          <table:table-cell table:number-columns-repeated="3"/>
          <table:table-cell table:formula="of:=[.D29]/12" office:value-type="float" office:value="0" calcext:value-type="float">
            <text:p>0</text:p>
          </table:table-cell>
          <table:table-cell table:formula="of:=[.E29]/1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Cage 14</text:p>
          </table:table-cell>
          <table:table-cell table:number-columns-repeated="3"/>
          <table:table-cell table:formula="of:=[.D30]/12" office:value-type="float" office:value="0" calcext:value-type="float">
            <text:p>0</text:p>
          </table:table-cell>
          <table:table-cell table:formula="of:=[.E30]/1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Cage 14</text:p>
          </table:table-cell>
          <table:table-cell table:number-columns-repeated="3"/>
          <table:table-cell table:formula="of:=[.D31]/12" office:value-type="float" office:value="0" calcext:value-type="float">
            <text:p>0</text:p>
          </table:table-cell>
          <table:table-cell table:formula="of:=[.E31]/1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/>
          <table:table-cell office:value-type="string" calcext:value-type="string">
            <text:p>Left</text:p>
          </table:table-cell>
          <table:table-cell office:value-type="string" calcext:value-type="string">
            <text:p>Blue Cage 4</text:p>
          </table:table-cell>
          <table:table-cell table:number-columns-repeated="3"/>
          <table:table-cell table:formula="of:=[.D32]/12" office:value-type="float" office:value="0" calcext:value-type="float">
            <text:p>0</text:p>
          </table:table-cell>
          <table:table-cell table:formula="of:=[.E32]/1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Blue Cage 4</text:p>
          </table:table-cell>
          <table:table-cell table:number-columns-repeated="3"/>
          <table:table-cell table:formula="of:=[.D33]/12" office:value-type="float" office:value="0" calcext:value-type="float">
            <text:p>0</text:p>
          </table:table-cell>
          <table:table-cell table:formula="of:=[.E33]/1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/>
          <table:table-cell office:value-type="string" calcext:value-type="string">
            <text:p>Right</text:p>
          </table:table-cell>
          <table:table-cell office:value-type="string" calcext:value-type="string">
            <text:p>Blue Cage 4</text:p>
          </table:table-cell>
          <table:table-cell table:number-columns-repeated="3"/>
          <table:table-cell table:formula="of:=[.D34]/12" office:value-type="float" office:value="0" calcext:value-type="float">
            <text:p>0</text:p>
          </table:table-cell>
          <table:table-cell table:formula="of:=[.E34]/1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/>
          <table:table-cell office:value-type="string" calcext:value-type="string">
            <text:p>Center</text:p>
          </table:table-cell>
          <table:table-cell office:value-type="string" calcext:value-type="string">
            <text:p>Processor 3</text:p>
          </table:table-cell>
          <table:table-cell office:value-type="float" office:value="455" calcext:value-type="float">
            <text:p>455</text:p>
          </table:table-cell>
          <table:table-cell office:value-type="float" office:value="317.15" calcext:value-type="float">
            <text:p>317.15</text:p>
          </table:table-cell>
          <table:table-cell/>
          <table:table-cell table:formula="of:=[.D35]/12" office:value-type="float" office:value="37.9166666666667" calcext:value-type="float">
            <text:p>37.9166666666667</text:p>
          </table:table-cell>
          <table:table-cell table:formula="of:=[.E35]/12" office:value-type="float" office:value="26.4291666666667" calcext:value-type="float">
            <text:p>26.42916666666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5]" office:value-type="float" office:value="37.9166666666667" calcext:value-type="float">
            <text:p>37.9167</text:p>
          </table:table-cell>
          <table:table-cell table:formula="of:=[.H35]-[.L35]" office:value-type="float" office:value="23.4291666666667" calcext:value-type="float">
            <text:p>23.4292</text:p>
          </table:table-cell>
          <table:table-cell table:number-columns-repeated="4"/>
        </table:table-row>
        <table:table-row table:style-name="ro1" table:number-rows-repeated="4">
          <table:table-cell table:style-name="ce4"/>
          <table:table-cell table:number-columns-repeated="18"/>
        </table:table-row>
        <table:table-row table:style-name="ro1">
          <table:table-cell table:style-name="ce5" table:number-columns-repeated="13"/>
          <table:table-cell table:style-name="ce12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41]/12" office:value-type="float" office:value="41.4808333333333" calcext:value-type="float">
            <text:p>41.4808333333333</text:p>
          </table:table-cell>
          <table:table-cell table:formula="of:=[.E41]/12" office:value-type="float" office:value="15.5691666666667" calcext:value-type="float">
            <text:p>15.5691666666667</text:p>
          </table:table-cell>
          <table:table-cell table:formula="of:=[.F41]/360*PI()*2" office:value-type="float" office:value="2.0943951023932" calcext:value-type="float">
            <text:p>2.0943951023932</text:p>
          </table:table-cell>
          <table:table-cell table:formula="of:=COS([.I41])" office:value-type="float" office:value="-0.5" calcext:value-type="float">
            <text:p>-0.5</text:p>
          </table:table-cell>
          <table:table-cell table:formula="of:=SIN([.I41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41]+[.L41]*[.J41]+[.M41]*[.K41]" office:value-type="float" office:value="39.9808333333333" calcext:value-type="float">
            <text:p>39.9808</text:p>
          </table:table-cell>
          <table:table-cell table:formula="of:=[.H41]+[.L41]*[.K41]+[.M41]*[.J41]" office:value-type="float" office:value="18.16724287802" calcext:value-type="float">
            <text:p>18.1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42]/12" office:value-type="float" office:value="41.4808333333333" calcext:value-type="float">
            <text:p>41.4808333333333</text:p>
          </table:table-cell>
          <table:table-cell table:formula="of:=[.E42]/12" office:value-type="float" office:value="15.5691666666667" calcext:value-type="float">
            <text:p>15.5691666666667</text:p>
          </table:table-cell>
          <table:table-cell table:formula="of:=[.F42]/360*PI()*2" office:value-type="float" office:value="2.0943951023932" calcext:value-type="float">
            <text:p>2.0943951023932</text:p>
          </table:table-cell>
          <table:table-cell table:formula="of:=COS([.I42])" office:value-type="float" office:value="-0.5" calcext:value-type="float">
            <text:p>-0.5</text:p>
          </table:table-cell>
          <table:table-cell table:formula="of:=SIN([.I42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42]+[.L42]*[.J42]+[.M42]*[.K42]" office:value-type="float" office:value="40.4477653635404" calcext:value-type="float">
            <text:p>40.4478</text:p>
          </table:table-cell>
          <table:table-cell table:formula="of:=[.H42]+[.L42]*[.K42]+[.M42]*[.J42]" office:value-type="float" office:value="17.8976595446867" calcext:value-type="float">
            <text:p>17.89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43]/12" office:value-type="float" office:value="41.4808333333333" calcext:value-type="float">
            <text:p>41.4808333333333</text:p>
          </table:table-cell>
          <table:table-cell table:formula="of:=[.E43]/12" office:value-type="float" office:value="15.5691666666667" calcext:value-type="float">
            <text:p>15.5691666666667</text:p>
          </table:table-cell>
          <table:table-cell table:formula="of:=[.F43]/360*PI()*2" office:value-type="float" office:value="2.0943951023932" calcext:value-type="float">
            <text:p>2.0943951023932</text:p>
          </table:table-cell>
          <table:table-cell table:formula="of:=COS([.I43])" office:value-type="float" office:value="-0.5" calcext:value-type="float">
            <text:p>-0.5</text:p>
          </table:table-cell>
          <table:table-cell table:formula="of:=SIN([.I43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43]+[.L43]*[.J43]+[.M43]*[.K43]" office:value-type="float" office:value="39.5139013031262" calcext:value-type="float">
            <text:p>39.5139</text:p>
          </table:table-cell>
          <table:table-cell table:formula="of:=[.H43]+[.L43]*[.K43]+[.M43]*[.J43]" office:value-type="float" office:value="18.4368262113533" calcext:value-type="float">
            <text:p>18.43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44]/12" office:value-type="float" office:value="44.2075" calcext:value-type="float">
            <text:p>44.2075</text:p>
          </table:table-cell>
          <table:table-cell table:formula="of:=[.E44]/12" office:value-type="float" office:value="15.5691666666667" calcext:value-type="float">
            <text:p>15.5691666666667</text:p>
          </table:table-cell>
          <table:table-cell table:formula="of:=[.F44]/360*PI()*2" office:value-type="float" office:value="1.0471975511966" calcext:value-type="float">
            <text:p>1.0471975511966</text:p>
          </table:table-cell>
          <table:table-cell table:formula="of:=COS([.I44])" office:value-type="float" office:value="0.5" calcext:value-type="float">
            <text:p>0.5</text:p>
          </table:table-cell>
          <table:table-cell table:formula="of:=SIN([.I44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44]+[.L44]*[.J44]+[.M44]*[.K44]" office:value-type="float" office:value="45.7075" calcext:value-type="float">
            <text:p>45.7075</text:p>
          </table:table-cell>
          <table:table-cell table:formula="of:=[.H44]+[.L44]*[.K44]+[.M44]*[.J44]" office:value-type="float" office:value="18.16724287802" calcext:value-type="float">
            <text:p>18.1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45]/12" office:value-type="float" office:value="44.2075" calcext:value-type="float">
            <text:p>44.2075</text:p>
          </table:table-cell>
          <table:table-cell table:formula="of:=[.E45]/12" office:value-type="float" office:value="15.5691666666667" calcext:value-type="float">
            <text:p>15.5691666666667</text:p>
          </table:table-cell>
          <table:table-cell table:formula="of:=[.F45]/360*PI()*2" office:value-type="float" office:value="1.0471975511966" calcext:value-type="float">
            <text:p>1.0471975511966</text:p>
          </table:table-cell>
          <table:table-cell table:formula="of:=COS([.I45])" office:value-type="float" office:value="0.5" calcext:value-type="float">
            <text:p>0.5</text:p>
          </table:table-cell>
          <table:table-cell table:formula="of:=SIN([.I4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45]+[.L45]*[.J45]+[.M45]*[.K45]" office:value-type="float" office:value="46.1744320302071" calcext:value-type="float">
            <text:p>46.1744</text:p>
          </table:table-cell>
          <table:table-cell table:formula="of:=[.H45]+[.L45]*[.K45]+[.M45]*[.J45]" office:value-type="float" office:value="18.4368262113533" calcext:value-type="float">
            <text:p>18.43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46]/12" office:value-type="float" office:value="44.2075" calcext:value-type="float">
            <text:p>44.2075</text:p>
          </table:table-cell>
          <table:table-cell table:formula="of:=[.E46]/12" office:value-type="float" office:value="15.5691666666667" calcext:value-type="float">
            <text:p>15.5691666666667</text:p>
          </table:table-cell>
          <table:table-cell table:formula="of:=[.F46]/360*PI()*2" office:value-type="float" office:value="1.0471975511966" calcext:value-type="float">
            <text:p>1.0471975511966</text:p>
          </table:table-cell>
          <table:table-cell table:formula="of:=COS([.I46])" office:value-type="float" office:value="0.5" calcext:value-type="float">
            <text:p>0.5</text:p>
          </table:table-cell>
          <table:table-cell table:formula="of:=SIN([.I46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46]+[.L46]*[.J46]+[.M46]*[.K46]" office:value-type="float" office:value="45.2405679697929" calcext:value-type="float">
            <text:p>45.2406</text:p>
          </table:table-cell>
          <table:table-cell table:formula="of:=[.H46]+[.L46]*[.K46]+[.M46]*[.J46]" office:value-type="float" office:value="17.8976595446867" calcext:value-type="float">
            <text:p>17.89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47]/12" office:value-type="float" office:value="45.5725" calcext:value-type="float">
            <text:p>45.5725</text:p>
          </table:table-cell>
          <table:table-cell table:formula="of:=[.E47]/12" office:value-type="float" office:value="13.2083333333333" calcext:value-type="float">
            <text:p>13.2083333333333</text:p>
          </table:table-cell>
          <table:table-cell table:formula="of:=[.F47]/360*PI()*2" office:value-type="float" office:value="0" calcext:value-type="float">
            <text:p>0</text:p>
          </table:table-cell>
          <table:table-cell table:formula="of:=COS([.I47])" office:value-type="float" office:value="1" calcext:value-type="float">
            <text:p>1</text:p>
          </table:table-cell>
          <table:table-cell table:formula="of:=SIN([.I4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47]+[.L47]*[.J47]+[.M47]*[.K47]" office:value-type="float" office:value="48.5725" calcext:value-type="float">
            <text:p>48.5725</text:p>
          </table:table-cell>
          <table:table-cell table:formula="of:=[.H47]+[.L47]*[.K47]+[.M47]*[.J47]" office:value-type="float" office:value="13.2083333333333" calcext:value-type="float">
            <text:p>13.20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48]/12" office:value-type="float" office:value="45.5725" calcext:value-type="float">
            <text:p>45.5725</text:p>
          </table:table-cell>
          <table:table-cell table:formula="of:=[.E48]/12" office:value-type="float" office:value="13.2083333333333" calcext:value-type="float">
            <text:p>13.2083333333333</text:p>
          </table:table-cell>
          <table:table-cell table:formula="of:=[.F48]/360*PI()*2" office:value-type="float" office:value="0" calcext:value-type="float">
            <text:p>0</text:p>
          </table:table-cell>
          <table:table-cell table:formula="of:=COS([.I48])" office:value-type="float" office:value="1" calcext:value-type="float">
            <text:p>1</text:p>
          </table:table-cell>
          <table:table-cell table:formula="of:=SIN([.I4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48]+[.L48]*[.J48]+[.M48]*[.K48]" office:value-type="float" office:value="48.5725" calcext:value-type="float">
            <text:p>48.5725</text:p>
          </table:table-cell>
          <table:table-cell table:formula="of:=[.H48]+[.L48]*[.K48]+[.M48]*[.J48]" office:value-type="float" office:value="13.7475" calcext:value-type="float">
            <text:p>13.7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49]/12" office:value-type="float" office:value="45.5725" calcext:value-type="float">
            <text:p>45.5725</text:p>
          </table:table-cell>
          <table:table-cell table:formula="of:=[.E49]/12" office:value-type="float" office:value="13.2083333333333" calcext:value-type="float">
            <text:p>13.2083333333333</text:p>
          </table:table-cell>
          <table:table-cell table:formula="of:=[.F49]/360*PI()*2" office:value-type="float" office:value="0" calcext:value-type="float">
            <text:p>0</text:p>
          </table:table-cell>
          <table:table-cell table:formula="of:=COS([.I49])" office:value-type="float" office:value="1" calcext:value-type="float">
            <text:p>1</text:p>
          </table:table-cell>
          <table:table-cell table:formula="of:=SIN([.I4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49]+[.L49]*[.J49]+[.M49]*[.K49]" office:value-type="float" office:value="48.5725" calcext:value-type="float">
            <text:p>48.5725</text:p>
          </table:table-cell>
          <table:table-cell table:formula="of:=[.H49]+[.L49]*[.K49]+[.M49]*[.J49]" office:value-type="float" office:value="12.6691666666667" calcext:value-type="float">
            <text:p>12.66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50]/12" office:value-type="float" office:value="44.2075" calcext:value-type="float">
            <text:p>44.2075</text:p>
          </table:table-cell>
          <table:table-cell table:formula="of:=[.E50]/12" office:value-type="float" office:value="10.8475" calcext:value-type="float">
            <text:p>10.8475</text:p>
          </table:table-cell>
          <table:table-cell table:formula="of:=[.F50]/360*PI()*2" office:value-type="float" office:value="5.23598775598299" calcext:value-type="float">
            <text:p>5.23598775598299</text:p>
          </table:table-cell>
          <table:table-cell table:formula="of:=COS([.I50])" office:value-type="float" office:value="0.5" calcext:value-type="float">
            <text:p>0.5</text:p>
          </table:table-cell>
          <table:table-cell table:formula="of:=SIN([.I50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50]+[.L50]*[.J50]+[.M50]*[.K50]" office:value-type="float" office:value="45.7075" calcext:value-type="float">
            <text:p>45.7075</text:p>
          </table:table-cell>
          <table:table-cell table:formula="of:=[.H50]+[.L50]*[.K50]+[.M50]*[.J50]" office:value-type="float" office:value="8.24942378864668" calcext:value-type="float">
            <text:p>8.24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51]/12" office:value-type="float" office:value="44.2075" calcext:value-type="float">
            <text:p>44.2075</text:p>
          </table:table-cell>
          <table:table-cell table:formula="of:=[.E51]/12" office:value-type="float" office:value="10.8475" calcext:value-type="float">
            <text:p>10.8475</text:p>
          </table:table-cell>
          <table:table-cell table:formula="of:=[.F51]/360*PI()*2" office:value-type="float" office:value="5.23598775598299" calcext:value-type="float">
            <text:p>5.23598775598299</text:p>
          </table:table-cell>
          <table:table-cell table:formula="of:=COS([.I51])" office:value-type="float" office:value="0.5" calcext:value-type="float">
            <text:p>0.5</text:p>
          </table:table-cell>
          <table:table-cell table:formula="of:=SIN([.I51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51]+[.L51]*[.J51]+[.M51]*[.K51]" office:value-type="float" office:value="45.2405679697929" calcext:value-type="float">
            <text:p>45.2406</text:p>
          </table:table-cell>
          <table:table-cell table:formula="of:=[.H51]+[.L51]*[.K51]+[.M51]*[.J51]" office:value-type="float" office:value="8.51900712198002" calcext:value-type="float">
            <text:p>8.5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52]/12" office:value-type="float" office:value="44.2075" calcext:value-type="float">
            <text:p>44.2075</text:p>
          </table:table-cell>
          <table:table-cell table:formula="of:=[.E52]/12" office:value-type="float" office:value="10.8475" calcext:value-type="float">
            <text:p>10.8475</text:p>
          </table:table-cell>
          <table:table-cell table:formula="of:=[.F52]/360*PI()*2" office:value-type="float" office:value="5.23598775598299" calcext:value-type="float">
            <text:p>5.23598775598299</text:p>
          </table:table-cell>
          <table:table-cell table:formula="of:=COS([.I52])" office:value-type="float" office:value="0.5" calcext:value-type="float">
            <text:p>0.5</text:p>
          </table:table-cell>
          <table:table-cell table:formula="of:=SIN([.I52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52]+[.L52]*[.J52]+[.M52]*[.K52]" office:value-type="float" office:value="46.1744320302071" calcext:value-type="float">
            <text:p>46.1744</text:p>
          </table:table-cell>
          <table:table-cell table:formula="of:=[.H52]+[.L52]*[.K52]+[.M52]*[.J52]" office:value-type="float" office:value="7.97984045531335" calcext:value-type="float">
            <text:p>7.97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53]/12" office:value-type="float" office:value="41.4808333333333" calcext:value-type="float">
            <text:p>41.4808333333333</text:p>
          </table:table-cell>
          <table:table-cell table:formula="of:=[.E53]/12" office:value-type="float" office:value="10.8475" calcext:value-type="float">
            <text:p>10.8475</text:p>
          </table:table-cell>
          <table:table-cell table:formula="of:=[.F53]/360*PI()*2" office:value-type="float" office:value="4.18879020478639" calcext:value-type="float">
            <text:p>4.18879020478639</text:p>
          </table:table-cell>
          <table:table-cell table:formula="of:=COS([.I53])" office:value-type="float" office:value="-0.5" calcext:value-type="float">
            <text:p>-0.5</text:p>
          </table:table-cell>
          <table:table-cell table:formula="of:=SIN([.I53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53]+[.L53]*[.J53]+[.M53]*[.K53]" office:value-type="float" office:value="39.9808333333333" calcext:value-type="float">
            <text:p>39.9808</text:p>
          </table:table-cell>
          <table:table-cell table:formula="of:=[.H53]+[.L53]*[.K53]+[.M53]*[.J53]" office:value-type="float" office:value="8.24942378864668" calcext:value-type="float">
            <text:p>8.24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54]/12" office:value-type="float" office:value="41.4808333333333" calcext:value-type="float">
            <text:p>41.4808333333333</text:p>
          </table:table-cell>
          <table:table-cell table:formula="of:=[.E54]/12" office:value-type="float" office:value="10.8475" calcext:value-type="float">
            <text:p>10.8475</text:p>
          </table:table-cell>
          <table:table-cell table:formula="of:=[.F54]/360*PI()*2" office:value-type="float" office:value="4.18879020478639" calcext:value-type="float">
            <text:p>4.18879020478639</text:p>
          </table:table-cell>
          <table:table-cell table:formula="of:=COS([.I54])" office:value-type="float" office:value="-0.5" calcext:value-type="float">
            <text:p>-0.5</text:p>
          </table:table-cell>
          <table:table-cell table:formula="of:=SIN([.I54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54]+[.L54]*[.J54]+[.M54]*[.K54]" office:value-type="float" office:value="39.5139013031262" calcext:value-type="float">
            <text:p>39.5139</text:p>
          </table:table-cell>
          <table:table-cell table:formula="of:=[.H54]+[.L54]*[.K54]+[.M54]*[.J54]" office:value-type="float" office:value="7.97984045531335" calcext:value-type="float">
            <text:p>7.97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55]/12" office:value-type="float" office:value="41.4808333333333" calcext:value-type="float">
            <text:p>41.4808333333333</text:p>
          </table:table-cell>
          <table:table-cell table:formula="of:=[.E55]/12" office:value-type="float" office:value="10.8475" calcext:value-type="float">
            <text:p>10.8475</text:p>
          </table:table-cell>
          <table:table-cell table:formula="of:=[.F55]/360*PI()*2" office:value-type="float" office:value="4.18879020478639" calcext:value-type="float">
            <text:p>4.18879020478639</text:p>
          </table:table-cell>
          <table:table-cell table:formula="of:=COS([.I55])" office:value-type="float" office:value="-0.5" calcext:value-type="float">
            <text:p>-0.5</text:p>
          </table:table-cell>
          <table:table-cell table:formula="of:=SIN([.I55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55]+[.L55]*[.J55]+[.M55]*[.K55]" office:value-type="float" office:value="40.4477653635404" calcext:value-type="float">
            <text:p>40.4478</text:p>
          </table:table-cell>
          <table:table-cell table:formula="of:=[.H55]+[.L55]*[.K55]+[.M55]*[.J55]" office:value-type="float" office:value="8.51900712198002" calcext:value-type="float">
            <text:p>8.5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56]/12" office:value-type="float" office:value="40.1158333333333" calcext:value-type="float">
            <text:p>40.1158333333333</text:p>
          </table:table-cell>
          <table:table-cell table:formula="of:=[.E56]/12" office:value-type="float" office:value="13.2083333333333" calcext:value-type="float">
            <text:p>13.2083333333333</text:p>
          </table:table-cell>
          <table:table-cell table:formula="of:=[.F56]/360*PI()*2" office:value-type="float" office:value="3.14159265358979" calcext:value-type="float">
            <text:p>3.14159265358979</text:p>
          </table:table-cell>
          <table:table-cell table:formula="of:=COS([.I56])" office:value-type="float" office:value="-1" calcext:value-type="float">
            <text:p>-1</text:p>
          </table:table-cell>
          <table:table-cell table:formula="of:=SIN([.I56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56]+[.L56]*[.J56]+[.M56]*[.K56]" office:value-type="float" office:value="37.1158333333333" calcext:value-type="float">
            <text:p>37.1158</text:p>
          </table:table-cell>
          <table:table-cell table:formula="of:=[.H56]+[.L56]*[.K56]+[.M56]*[.J56]" office:value-type="float" office:value="13.2083333333333" calcext:value-type="float">
            <text:p>13.20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57]/12" office:value-type="float" office:value="40.1158333333333" calcext:value-type="float">
            <text:p>40.1158333333333</text:p>
          </table:table-cell>
          <table:table-cell table:formula="of:=[.E57]/12" office:value-type="float" office:value="13.2083333333333" calcext:value-type="float">
            <text:p>13.2083333333333</text:p>
          </table:table-cell>
          <table:table-cell table:formula="of:=[.F57]/360*PI()*2" office:value-type="float" office:value="3.14159265358979" calcext:value-type="float">
            <text:p>3.14159265358979</text:p>
          </table:table-cell>
          <table:table-cell table:formula="of:=COS([.I57])" office:value-type="float" office:value="-1" calcext:value-type="float">
            <text:p>-1</text:p>
          </table:table-cell>
          <table:table-cell table:formula="of:=SIN([.I57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57]+[.L57]*[.J57]+[.M57]*[.K57]" office:value-type="float" office:value="37.1158333333333" calcext:value-type="float">
            <text:p>37.1158</text:p>
          </table:table-cell>
          <table:table-cell table:formula="of:=[.H57]+[.L57]*[.K57]+[.M57]*[.J57]" office:value-type="float" office:value="12.6691666666667" calcext:value-type="float">
            <text:p>12.66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58]/12" office:value-type="float" office:value="40.1158333333333" calcext:value-type="float">
            <text:p>40.1158333333333</text:p>
          </table:table-cell>
          <table:table-cell table:formula="of:=[.E58]/12" office:value-type="float" office:value="13.2083333333333" calcext:value-type="float">
            <text:p>13.2083333333333</text:p>
          </table:table-cell>
          <table:table-cell table:formula="of:=[.F58]/360*PI()*2" office:value-type="float" office:value="3.14159265358979" calcext:value-type="float">
            <text:p>3.14159265358979</text:p>
          </table:table-cell>
          <table:table-cell table:formula="of:=COS([.I58])" office:value-type="float" office:value="-1" calcext:value-type="float">
            <text:p>-1</text:p>
          </table:table-cell>
          <table:table-cell table:formula="of:=SIN([.I58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58]+[.L58]*[.J58]+[.M58]*[.K58]" office:value-type="float" office:value="37.1158333333333" calcext:value-type="float">
            <text:p>37.1158</text:p>
          </table:table-cell>
          <table:table-cell table:formula="of:=[.H58]+[.L58]*[.K58]+[.M58]*[.J58]" office:value-type="float" office:value="13.7475" calcext:value-type="float">
            <text:p>13.7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59]/12" office:value-type="float" office:value="54.7808333333333" calcext:value-type="float">
            <text:p>54.7808333333333</text:p>
          </table:table-cell>
          <table:table-cell table:formula="of:=[.E59]/12" office:value-type="float" office:value="2.15" calcext:value-type="float">
            <text:p>2.15</text:p>
          </table:table-cell>
          <table:table-cell table:formula="of:=[.F59]/360*PI()*2" office:value-type="float" office:value="2.19911485751286" calcext:value-type="float">
            <text:p>2.19911485751286</text:p>
          </table:table-cell>
          <table:table-cell table:formula="of:=COS([.I59])" office:value-type="float" office:value="-0.587785252292473" calcext:value-type="float">
            <text:p>-0.587785252292473</text:p>
          </table:table-cell>
          <table:table-cell table:formula="of:=SIN([.I59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59]+[.L59]*[.J59]+[.M59]*[.K59]" office:value-type="float" office:value="53.0174775764559" calcext:value-type="float">
            <text:p>53.0175</text:p>
          </table:table-cell>
          <table:table-cell table:formula="of:=[.H59]+[.L59]*[.K59]+[.M59]*[.J59]" office:value-type="float" office:value="4.57705098312484" calcext:value-type="float">
            <text:p>4.57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60]/12" office:value-type="float" office:value="54.7808333333333" calcext:value-type="float">
            <text:p>54.7808333333333</text:p>
          </table:table-cell>
          <table:table-cell table:formula="of:=[.E60]/12" office:value-type="float" office:value="2.15" calcext:value-type="float">
            <text:p>2.15</text:p>
          </table:table-cell>
          <table:table-cell table:formula="of:=[.F60]/360*PI()*2" office:value-type="float" office:value="2.19911485751286" calcext:value-type="float">
            <text:p>2.19911485751286</text:p>
          </table:table-cell>
          <table:table-cell table:formula="of:=COS([.I60])" office:value-type="float" office:value="-0.587785252292473" calcext:value-type="float">
            <text:p>-0.587785252292473</text:p>
          </table:table-cell>
          <table:table-cell table:formula="of:=SIN([.I60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[.L2]" office:value-type="float" office:value="1.583125" calcext:value-type="float">
            <text:p>1.583125</text:p>
          </table:table-cell>
          <table:table-cell table:formula="of:=[.G60]+[.L60]*[.J60]+[.M60]*[.K60]" office:value-type="float" office:value="54.2982526056758" calcext:value-type="float">
            <text:p>54.2983</text:p>
          </table:table-cell>
          <table:table-cell table:formula="of:=[.H60]+[.L60]*[.K60]+[.M60]*[.J60]" office:value-type="float" office:value="3.64651345558932" calcext:value-type="float">
            <text:p>3.6465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61]/12" office:value-type="float" office:value="54.7808333333333" calcext:value-type="float">
            <text:p>54.7808333333333</text:p>
          </table:table-cell>
          <table:table-cell table:formula="of:=[.E61]/12" office:value-type="float" office:value="2.15" calcext:value-type="float">
            <text:p>2.15</text:p>
          </table:table-cell>
          <table:table-cell table:formula="of:=[.F61]/360*PI()*2" office:value-type="float" office:value="2.19911485751286" calcext:value-type="float">
            <text:p>2.19911485751286</text:p>
          </table:table-cell>
          <table:table-cell table:formula="of:=COS([.I61])" office:value-type="float" office:value="-0.587785252292473" calcext:value-type="float">
            <text:p>-0.587785252292473</text:p>
          </table:table-cell>
          <table:table-cell table:formula="of:=SIN([.I61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-([.L2])" office:value-type="float" office:value="-1.583125" calcext:value-type="float">
            <text:p>-1.583125</text:p>
          </table:table-cell>
          <table:table-cell table:formula="of:=[.G61]+[.L61]*[.J61]+[.M61]*[.K61]" office:value-type="float" office:value="51.7367025472361" calcext:value-type="float">
            <text:p>51.7367</text:p>
          </table:table-cell>
          <table:table-cell table:formula="of:=[.H61]+[.L61]*[.K61]+[.M61]*[.J61]" office:value-type="float" office:value="5.50758851066036" calcext:value-type="float">
            <text:p>5.5076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62]/12" office:value-type="float" office:value="54.7808333333333" calcext:value-type="float">
            <text:p>54.7808333333333</text:p>
          </table:table-cell>
          <table:table-cell table:formula="of:=[.E62]/12" office:value-type="float" office:value="24.2666666666667" calcext:value-type="float">
            <text:p>24.2666666666667</text:p>
          </table:table-cell>
          <table:table-cell table:formula="of:=[.F62]/360*PI()*2" office:value-type="float" office:value="4.08407044966673" calcext:value-type="float">
            <text:p>4.08407044966673</text:p>
          </table:table-cell>
          <table:table-cell table:formula="of:=COS([.I62])" office:value-type="float" office:value="-0.587785252292473" calcext:value-type="float">
            <text:p>-0.587785252292473</text:p>
          </table:table-cell>
          <table:table-cell table:formula="of:=SIN([.I62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62]+[.L62]*[.J62]+[.M62]*[.K62]" office:value-type="float" office:value="53.0174775764559" calcext:value-type="float">
            <text:p>53.0175</text:p>
          </table:table-cell>
          <table:table-cell table:formula="of:=[.H62]+[.L62]*[.K62]+[.M62]*[.J62]" office:value-type="float" office:value="21.8396156835418" calcext:value-type="float">
            <text:p>21.8396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63]/12" office:value-type="float" office:value="54.7808333333333" calcext:value-type="float">
            <text:p>54.7808333333333</text:p>
          </table:table-cell>
          <table:table-cell table:formula="of:=[.E63]/12" office:value-type="float" office:value="24.2666666666667" calcext:value-type="float">
            <text:p>24.2666666666667</text:p>
          </table:table-cell>
          <table:table-cell table:formula="of:=[.F63]/360*PI()*2" office:value-type="float" office:value="4.08407044966673" calcext:value-type="float">
            <text:p>4.08407044966673</text:p>
          </table:table-cell>
          <table:table-cell table:formula="of:=COS([.I63])" office:value-type="float" office:value="-0.587785252292473" calcext:value-type="float">
            <text:p>-0.587785252292473</text:p>
          </table:table-cell>
          <table:table-cell table:formula="of:=SIN([.I63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table:formula="of:=[.L2]" office:value-type="float" office:value="1.583125" calcext:value-type="float">
            <text:p>1.583125</text:p>
          </table:table-cell>
          <table:table-cell table:formula="of:=[.G63]+[.L63]*[.J63]+[.M63]*[.K63]" office:value-type="float" office:value="51.7367025472361" calcext:value-type="float">
            <text:p>51.7367</text:p>
          </table:table-cell>
          <table:table-cell table:formula="of:=[.H63]+[.L63]*[.K63]+[.M63]*[.J63]" office:value-type="float" office:value="20.9090781560063" calcext:value-type="float">
            <text:p>20.9091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64]/12" office:value-type="float" office:value="54.7808333333333" calcext:value-type="float">
            <text:p>54.7808333333333</text:p>
          </table:table-cell>
          <table:table-cell table:formula="of:=[.E64]/12" office:value-type="float" office:value="24.2666666666667" calcext:value-type="float">
            <text:p>24.2666666666667</text:p>
          </table:table-cell>
          <table:table-cell table:formula="of:=[.F64]/360*PI()*2" office:value-type="float" office:value="4.08407044966673" calcext:value-type="float">
            <text:p>4.08407044966673</text:p>
          </table:table-cell>
          <table:table-cell table:formula="of:=COS([.I64])" office:value-type="float" office:value="-0.587785252292473" calcext:value-type="float">
            <text:p>-0.587785252292473</text:p>
          </table:table-cell>
          <table:table-cell table:formula="of:=SIN([.I64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table:formula="of:=-([.L2])" office:value-type="float" office:value="-1.583125" calcext:value-type="float">
            <text:p>-1.583125</text:p>
          </table:table-cell>
          <table:table-cell table:formula="of:=[.G64]+[.L64]*[.J64]+[.M64]*[.K64]" office:value-type="float" office:value="54.2982526056758" calcext:value-type="float">
            <text:p>54.2983</text:p>
          </table:table-cell>
          <table:table-cell table:formula="of:=[.H64]+[.L64]*[.K64]+[.M64]*[.J64]" office:value-type="float" office:value="22.7701532110773" calcext:value-type="float">
            <text:p>22.77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D65]/12" office:value-type="float" office:value="0" calcext:value-type="float">
            <text:p>0</text:p>
          </table:table-cell>
          <table:table-cell table:formula="of:=[.E65]/12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6"/>
          <table:table-cell table:formula="of:=[.D66]/12" office:value-type="float" office:value="0" calcext:value-type="float">
            <text:p>0</text:p>
          </table:table-cell>
          <table:table-cell table:formula="of:=[.E66]/12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6"/>
          <table:table-cell table:formula="of:=[.D67]/12" office:value-type="float" office:value="0" calcext:value-type="float">
            <text:p>0</text:p>
          </table:table-cell>
          <table:table-cell table:formula="of:=[.E67]/12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6"/>
          <table:table-cell table:formula="of:=[.D68]/12" office:value-type="float" office:value="0" calcext:value-type="float">
            <text:p>0</text:p>
          </table:table-cell>
          <table:table-cell table:formula="of:=[.E68]/12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6"/>
          <table:table-cell table:formula="of:=[.D69]/12" office:value-type="float" office:value="0" calcext:value-type="float">
            <text:p>0</text:p>
          </table:table-cell>
          <table:table-cell table:formula="of:=[.E69]/12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6"/>
          <table:table-cell table:formula="of:=[.D70]/12" office:value-type="float" office:value="0" calcext:value-type="float">
            <text:p>0</text:p>
          </table:table-cell>
          <table:table-cell table:formula="of:=[.E70]/12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Processor 16</text:p>
          </table:table-cell>
          <table:table-cell office:value-type="float" office:value="235.73" calcext:value-type="float">
            <text:p>235.73</text:p>
          </table:table-cell>
          <table:table-cell office:value-type="float" office:value="-0.15" calcext:value-type="float">
            <text:p>-0.15</text:p>
          </table:table-cell>
          <table:table-cell office:value-type="float" office:value="90" calcext:value-type="float">
            <text:p>90</text:p>
          </table:table-cell>
          <table:table-cell table:formula="of:=[.D71]/12" office:value-type="float" office:value="19.6441666666667" calcext:value-type="float">
            <text:p>19.6441666666667</text:p>
          </table:table-cell>
          <table:table-cell table:formula="of:=[.E71]/12" office:value-type="float" office:value="-0.0125" calcext:value-type="float">
            <text:p>-0.01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Default" table:formula="of:=[.G71]" office:value-type="float" office:value="19.6441666666667" calcext:value-type="float">
            <text:p>19.6441666666667</text:p>
          </table:table-cell>
          <table:table-cell table:style-name="Default" table:formula="of:=[.H71]+[.L71]" office:value-type="float" office:value="2.9875" calcext:value-type="float">
            <text:p>2.9875</text:p>
          </table:table-cell>
          <table:table-cell table:number-columns-repeated="4"/>
        </table:table-row>
        <table:table-row table:style-name="ro1" table:number-rows-repeated="5">
          <table:table-cell table:number-columns-repeated="1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11:08:08.7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14:32.289000000</meta:creation-date>
    <dc:date>2025-03-08T16:02:38.998000000</dc:date>
    <meta:editing-duration>PT10M21S</meta:editing-duration>
    <meta:editing-cycles>3</meta:editing-cycles>
    <meta:generator>LibreOffice/24.8.5.2$Windows_X86_64 LibreOffice_project/fddf2685c70b461e7832239a0162a77216259f22</meta:generator>
    <meta:document-statistic meta:table-count="1" meta:cell-count="843" meta:object-count="0"/>
  </office:meta>
</office:document-meta>
</file>